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c8cf8"/>
    </style:style>
    <style:style style:name="P2" style:family="paragraph" style:parent-style-name="Standard">
      <style:text-properties officeooo:rsid="000cb05c" officeooo:paragraph-rsid="000cb05c"/>
    </style:style>
    <style:style style:name="T1" style:family="text">
      <style:text-properties officeooo:rsid="000c8cf8"/>
    </style:style>
    <style:style style:name="T2" style:family="text">
      <style:text-properties officeooo:rsid="000cb05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 : </text:span>Quelle a été la durée du voyage le plus long ?</text:p>
      <text:p text:style-name="Standard"/>
      <text:p text:style-name="Standard">SELECT MAX(duration)</text:p>
      <text:p text:style-name="Standard">FROM trips;</text:p>
      <text:p text:style-name="Standard"/>
      <text:p text:style-name="Standard">Le voyage le plus long a duré 9 999 secondes.</text:p>
      <text:p text:style-name="Standard"/>
      <text:p text:style-name="Standard"><text:span text:style-name="T2">2 : </text:span>Combien de voyages ont été effectués par des utilisateurs « enregistrés » ? </text:p>
      <text:p text:style-name="Standard"/>
      <text:p text:style-name="Standard">SELECT COUNT(*)</text:p>
      <text:p text:style-name="Standard">FROM trips</text:p>
      <text:p text:style-name="Standard">WHERE sub_type = 'Registered';</text:p>
      <text:p text:style-name="Standard"/>
      <text:p text:style-name="Standard">Les utilisateurs « enregistrés » ont effectué 1 105 192 <text:span text:style-name="T1">voyages</text:span>.</text:p>
      <text:p text:style-name="Standard"/>
      <text:p text:style-name="Standard"><text:span text:style-name="T2">3 : </text:span>Quelle était la durée moyenne du voyage ? </text:p>
      <text:p text:style-name="P1"/>
      <text:p text:style-name="P1">SELECT AVG(duration)</text:p>
      <text:p text:style-name="Standard">FROM trips;</text:p>
      <text:p text:style-name="Standard"/>
      <text:p text:style-name="P2">La durée moyenne d’un voyage était de 912 secondes.</text:p>
      <text:p text:style-name="Standard"/>
      <text:p text:style-name="Standard"><text:span text:style-name="T2">4 : </text:span>Les utilisateurs enregistrés ou occasionnels effectuent-ils des trajets plus longs ? </text:p>
      <text:p text:style-name="Standard"/>
      <text:p text:style-name="Standard">SELECT sub_type, AVG(duration)</text:p>
      <text:p text:style-name="Standard">FROM trips</text:p>
      <text:p text:style-name="Standard">GROUP BY sub_type;</text:p>
      <text:p text:style-name="Standard"/>
      <text:p text:style-name="P2">La durée moyenne d’un trajet d’un utilisateur enregistré est de 657 secondes contre 1520 secondes pour les utilisateurs occasionnels. Les utilisateurs occasionnels effectuent donc en moyenne des trajets plus longs.</text:p>
      <text:p text:style-name="Standard"/>
      <text:p text:style-name="Standard"><text:span text:style-name="T2">5 : </text:span>Quel vélo a été utilisé pour le plus grand nombre de trajets ? </text:p>
      <text:p text:style-name="Standard"/>
      <text:p text:style-name="Standard">SELECT bike_number, COUNT(*) </text:p>
      <text:p text:style-name="Standard">FROM trips</text:p>
      <text:p text:style-name="Standard">GROUP BY bike_number</text:p>
      <text:p text:style-name="Standard">ORDER BY COUNT(*) DESC</text:p>
      <text:p text:style-name="Standard">LIMIT 1;</text:p>
      <text:p text:style-name="Standard"/>
      <text:p text:style-name="P2">Le vélo utilisé pour le plus grand nombre de trajets est le vélo B00490 avec 2120 trajets.</text:p>
      <text:p text:style-name="Standard"/>
      <text:p text:style-name="Standard"><text:span text:style-name="T2">6 : </text:span>Quelle est la durée moyenne des trajets effectués par les utilisateurs de plus de 30 ans ?</text:p>
      <text:p text:style-name="Standard"/>
      <text:p text:style-name="Standard">SELECT AVG(duration)</text:p>
      <text:p text:style-name="Standard">FROM trips</text:p>
      <text:p text:style-name="Standard">WHERE (strftime('%Y', start_date) - strftime('%Y', birth_date)) &gt; 30;</text:p>
      <text:p text:style-name="Standard"/>
      <text:p text:style-name="P2">La durée moyenne d’un trajet effectué par un utilisateur de plus de 30 ans est de 658 second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7:19:23.633463124</meta:creation-date>
    <dc:date>2024-09-04T18:11:52.914359643</dc:date>
    <meta:editing-duration>PT52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30" meta:character-count="1348" meta:non-whitespace-character-count="1143"/>
  </office:meta>
</office:document-meta>
</file>